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Tur" svg:font-family="'Arial Tur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72.54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64.8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0.21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pt"/>
      <style:text-properties fo:color="#7e0021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pt"/>
      <style:text-properties fo:color="#7e0021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fo:color="#7e0021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fo:color="#7e0021" fo:font-size="11pt" style:text-underline-style="none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pt"/>
      <style:text-properties fo:color="#7e0021" fo:font-size="11pt" style:text-underline-style="none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ffffcc" fo:border="0.06pt solid #000000"/>
      <style:text-properties fo:color="#7e0021" fo:font-size="10.5pt" style:font-size-asian="10.5pt" style:font-size-complex="10.5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2c001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fo:color="#336600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fo:color="#336600" fo:font-size="11pt" style:font-size-asian="11pt" style:font-size-complex="11pt"/>
    </style:style>
    <style:style style:name="ce11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fo:color="#336600" fo:font-size="11pt" style:text-underline-style="none" style:font-size-asian="11pt" style:font-size-complex="11pt"/>
    </style:style>
    <style:style style:name="ce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pt"/>
      <style:text-properties fo:color="#336600" fo:font-size="11pt" style:text-underline-style="none" style:font-size-asian="11pt" style:font-size-complex="11pt"/>
    </style:style>
    <style:style style:name="ce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pt"/>
      <style:text-properties fo:color="#336600" fo:font-size="11pt" style:font-size-asian="11pt" style:font-size-complex="11pt"/>
    </style:style>
    <style:style style:name="ce14" style:family="table-cell" style:parent-style-name="Default">
      <style:table-cell-properties fo:background-color="#ffffcc" fo:border="0.06pt solid #000000"/>
      <style:text-properties fo:color="#7e0021"/>
    </style:style>
    <style:style style:name="ce1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fo:color="#7e0021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2c001e" fo:font-size="11pt" style:font-size-asian="11pt" style:font-size-complex="11pt"/>
    </style:style>
    <style:style style:name="ce17" style:family="table-cell" style:parent-style-name="Default">
      <style:table-cell-properties fo:background-color="#ffffcc" fo:border="0.06pt solid #000000"/>
      <style:text-properties fo:color="#314004" fo:font-size="11pt" style:font-size-asian="11pt" style:font-size-complex="11pt"/>
    </style:style>
    <style:style style:name="ce18" style:family="table-cell" style:parent-style-name="Default">
      <style:table-cell-properties fo:background-color="transparent"/>
      <style:text-properties fo:color="#2c001e"/>
    </style:style>
    <style:style style:name="ce19" style:family="table-cell" style:parent-style-name="Default" style:data-style-name="N11">
      <style:table-cell-properties fo:background-color="#ffffcc" style:text-align-source="fix" style:repeat-content="false" fo:border="0.06pt solid #000000"/>
      <style:paragraph-properties fo:text-align="center" fo:margin-left="0pt"/>
      <style:text-properties fo:color="#336600" fo:font-size="11pt" style:font-size-asian="11pt" style:font-size-complex="11pt"/>
    </style:style>
    <style:style style:name="ce20" style:family="table-cell" style:parent-style-name="Default" style:data-style-name="N11">
      <style:table-cell-properties fo:background-color="#ffffcc" style:text-align-source="fix" style:repeat-content="false" fo:border="0.06pt solid #000000" style:vertical-align="middle"/>
      <style:paragraph-properties fo:text-align="center" fo:margin-left="0pt"/>
      <style:text-properties fo:color="#336600" fo:font-size="11pt" style:font-size-asian="11pt" style:font-size-complex="11pt"/>
    </style:style>
    <style:style style:name="ce21" style:family="table-cell" style:parent-style-name="Default">
      <style:table-cell-properties fo:background-color="#ffffcc" fo:border="0.06pt solid #000000"/>
      <style:text-properties fo:color="#336600"/>
    </style:style>
    <style:style style:name="ce22" style:family="table-cell" style:parent-style-name="Default">
      <style:table-cell-properties fo:border="none"/>
      <style:text-properties fo:color="#66ffff"/>
    </style:style>
    <style:style style:name="ce23" style:family="table-cell" style:parent-style-name="Default">
      <style:table-cell-properties fo:background-color="transparent" fo:border="none"/>
      <style:text-properties fo:color="#66ffff"/>
    </style:style>
    <style:style style:name="ce24" style:family="table-cell" style:parent-style-name="Default" style:data-style-name="N1">
      <style:table-cell-properties fo:background-color="#ffffcc" fo:border="0.06pt solid #000000"/>
      <style:text-properties fo:color="#314004" fo:font-size="11pt" style:font-size-asian="11pt" style:font-size-complex="11pt"/>
    </style:style>
    <style:style style:name="ce25" style:family="table-cell" style:parent-style-name="Default" style:data-style-name="N2">
      <style:table-cell-properties fo:background-color="#ffffcc" style:text-align-source="fix" style:repeat-content="false" fo:border="0.06pt solid #000000" style:vertical-align="middle"/>
      <style:paragraph-properties fo:text-align="center" fo:margin-left="0pt"/>
      <style:text-properties fo:color="#314004" fo:font-size="11pt" style:font-size-asian="11pt" style:font-size-complex="11pt"/>
    </style:style>
    <style:style style:name="ce26" style:family="table-cell" style:parent-style-name="Default">
      <style:text-properties fo:color="#7e002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 table:print-ranges="Sheet1.G4:Sheet1.G24">
        <table:shapes>
          <draw:frame draw:z-index="0" draw:style-name="gr1" draw:text-style-name="P1" svg:width="514.74pt" svg:height="350.59pt" svg:x="512.33pt" svg:y="0pt">
            <loext:p draw:notify-on-update-of-ranges="Sheet1.A4:Sheet1.A24 Sheet1.E3:Sheet1.E3 Sheet1.E4:Sheet1.E24 Sheet1.F3:Sheet1.F3 Sheet1.F4:Sheet1.F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11"/>
        <table:table-column table:style-name="co3" table:number-columns-repeated="2" table:default-cell-style-name="ce11"/>
        <table:table-column table:style-name="co4" table:number-columns-repeated="2" table:default-cell-style-name="ce19"/>
        <table:table-column table:style-name="co5" table:default-cell-style-name="ce24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umber of Tourist coming Turkey from Europe</text:p>
          </table:table-cell>
          <table:covered-table-cell table:number-columns-repeated="5" table:style-name="ce9"/>
          <table:covered-table-cell table:style-name="Default"/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Nation</text:p>
          </table:table-cell>
          <table:table-cell table:style-name="ce3" office:value-type="string" calcext:value-type="string" table:number-columns-spanned="3" table:number-rows-spanned="1">
            <text:p><text:s text:c="2"/>Year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Change Percentage</text:p>
          </table:table-cell>
          <table:covered-table-cell table:style-name="ce9"/>
          <table:table-cell table:style-name="ce2" office:value-type="string" calcext:value-type="string" table:number-columns-spanned="1" table:number-rows-spanned="2">
            <text:p>Average</text:p>
          </table:table-cell>
          <table:table-cell table:number-columns-spanned="1" table:number-rows-spanned="2"/>
        </table:table-row>
        <table:table-row table:style-name="ro2">
          <table:covered-table-cell table:style-name="ce3"/>
          <table:table-cell table:style-name="ce10" office:value-type="float" office:value="2014" calcext:value-type="float">
            <text:p>2014</text:p>
          </table:table-cell>
          <table:table-cell table:style-name="ce10" office:value-type="float" office:value="2015" calcext:value-type="float">
            <text:p>2015</text:p>
          </table:table-cell>
          <table:table-cell table:style-name="ce10" office:value-type="float" office:value="2016" calcext:value-type="float">
            <text:p>2016</text:p>
          </table:table-cell>
          <table:table-cell office:value-type="string" calcext:value-type="string">
            <text:p>2014 to 2015</text:p>
          </table:table-cell>
          <table:table-cell office:value-type="string" calcext:value-type="string">
            <text:p>2015 to 2016</text:p>
          </table:table-cell>
          <table:covered-table-cell table:style-name="ce3"/>
          <table:covered-table-cell/>
        </table:table-row>
        <table:table-row table:style-name="ro2">
          <table:table-cell office:value-type="string" calcext:value-type="string">
            <text:p>Germany</text:p>
          </table:table-cell>
          <table:table-cell office:value-type="float" office:value="5250036" calcext:value-type="float">
            <text:p>5250036</text:p>
          </table:table-cell>
          <table:table-cell office:value-type="float" office:value="5580792" calcext:value-type="float">
            <text:p>5580792</text:p>
          </table:table-cell>
          <table:table-cell office:value-type="float" office:value="3890074" calcext:value-type="float">
            <text:p>3890074</text:p>
          </table:table-cell>
          <table:table-cell table:formula="of:=([.C4]-[.B4]) /[.B4]" office:value-type="percentage" office:value="0.0630007108522684" calcext:value-type="percentage">
            <text:p>6.30%</text:p>
          </table:table-cell>
          <table:table-cell table:formula="of:=([.D4]-[.C4]) /[.C4]" office:value-type="percentage" office:value="-0.302953057558855" calcext:value-type="percentage">
            <text:p>-30.30%</text:p>
          </table:table-cell>
          <table:table-cell table:formula="of:=AVERAGE([.B4:.D4])" office:value-type="float" office:value="4906967.33333333" calcext:value-type="float">
            <text:p>4906967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float" office:value="2600360" calcext:value-type="float">
            <text:p>2600360</text:p>
          </table:table-cell>
          <table:table-cell office:value-type="float" office:value="2512139" calcext:value-type="float">
            <text:p>2512139</text:p>
          </table:table-cell>
          <table:table-cell office:value-type="float" office:value="1711481" calcext:value-type="float">
            <text:p>1711481</text:p>
          </table:table-cell>
          <table:table-cell table:formula="of:=([.C5]-[.B5]) /[.B5]" office:value-type="percentage" office:value="-0.0339264563368149" calcext:value-type="percentage">
            <text:p>-3.39%</text:p>
          </table:table-cell>
          <table:table-cell table:formula="of:=([.D5]-[.C5]) /[.C5]" office:value-type="percentage" office:value="-0.318715644317452" calcext:value-type="percentage">
            <text:p>-31.87%</text:p>
          </table:table-cell>
          <table:table-cell table:formula="of:=AVERAGE([.B5:.D5])" office:value-type="float" office:value="2274660" calcext:value-type="float">
            <text:p>2274660</text:p>
          </table:table-cell>
          <table:table-cell/>
        </table:table-row>
        <table:table-row table:style-name="ro2">
          <table:table-cell office:value-type="string" calcext:value-type="string">
            <text:p>Holland</text:p>
          </table:table-cell>
          <table:table-cell office:value-type="float" office:value="1303730" calcext:value-type="float">
            <text:p>1303730</text:p>
          </table:table-cell>
          <table:table-cell office:value-type="float" office:value="1232487" calcext:value-type="float">
            <text:p>1232487</text:p>
          </table:table-cell>
          <table:table-cell office:value-type="float" office:value="906336" calcext:value-type="float">
            <text:p>906336</text:p>
          </table:table-cell>
          <table:table-cell table:formula="of:=([.C6]-[.B6]) /[.B6]" office:value-type="percentage" office:value="-0.0546455170932632" calcext:value-type="percentage">
            <text:p>-5.46%</text:p>
          </table:table-cell>
          <table:table-cell table:formula="of:=([.D6]-[.C6]) /[.C6]" office:value-type="percentage" office:value="-0.264628349021126" calcext:value-type="percentage">
            <text:p>-26.46%</text:p>
          </table:table-cell>
          <table:table-cell table:formula="of:=AVERAGE([.B6:.D6])" office:value-type="float" office:value="1147517.66666667" calcext:value-type="float">
            <text:p>1147518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float" office:value="1037152" calcext:value-type="float">
            <text:p>1037152</text:p>
          </table:table-cell>
          <table:table-cell office:value-type="float" office:value="847259" calcext:value-type="float">
            <text:p>847259</text:p>
          </table:table-cell>
          <table:table-cell office:value-type="float" office:value="555151" calcext:value-type="float">
            <text:p>555151</text:p>
          </table:table-cell>
          <table:table-cell table:formula="of:=([.C7]-[.B7]) /[.B7]" office:value-type="percentage" office:value="-0.183090810218753" calcext:value-type="percentage">
            <text:p>-18.31%</text:p>
          </table:table-cell>
          <table:table-cell table:formula="of:=([.D7]-[.C7]) /[.C7]" office:value-type="percentage" office:value="-0.344768246781681" calcext:value-type="percentage">
            <text:p>-34.48%</text:p>
          </table:table-cell>
          <table:table-cell table:formula="of:=AVERAGE([.B7:.D7])" office:value-type="float" office:value="813187.333333333" calcext:value-type="float">
            <text:p>813187</text:p>
          </table:table-cell>
          <table:table-cell/>
        </table:table-row>
        <table:table-row table:style-name="ro2">
          <table:table-cell office:value-type="string" calcext:value-type="string">
            <text:p>Greece</text:p>
          </table:table-cell>
          <table:table-cell office:value-type="float" office:value="830841" calcext:value-type="float">
            <text:p>830841</text:p>
          </table:table-cell>
          <table:table-cell office:value-type="float" office:value="755414" calcext:value-type="float">
            <text:p>755414</text:p>
          </table:table-cell>
          <table:table-cell office:value-type="float" office:value="593150" calcext:value-type="float">
            <text:p>593150</text:p>
          </table:table-cell>
          <table:table-cell table:formula="of:=([.C8]-[.B8]) /[.B8]" office:value-type="percentage" office:value="-0.0907839165375806" calcext:value-type="percentage">
            <text:p>-9.08%</text:p>
          </table:table-cell>
          <table:table-cell table:formula="of:=([.D8]-[.C8]) /[.C8]" office:value-type="percentage" office:value="-0.214801420148422" calcext:value-type="percentage">
            <text:p>-21.48%</text:p>
          </table:table-cell>
          <table:table-cell table:formula="of:=AVERAGE([.B8:.D8])" office:value-type="float" office:value="726468.333333333" calcext:value-type="float">
            <text:p>726468</text:p>
          </table:table-cell>
          <table:table-cell/>
        </table:table-row>
        <table:table-row table:style-name="ro2">
          <table:table-cell office:value-type="string" calcext:value-type="string">
            <text:p>Belgium</text:p>
          </table:table-cell>
          <table:table-cell office:value-type="float" office:value="660857" calcext:value-type="float">
            <text:p>660857</text:p>
          </table:table-cell>
          <table:table-cell office:value-type="float" office:value="617406" calcext:value-type="float">
            <text:p>617406</text:p>
          </table:table-cell>
          <table:table-cell office:value-type="float" office:value="413614" calcext:value-type="float">
            <text:p>413614</text:p>
          </table:table-cell>
          <table:table-cell table:formula="of:=([.C9]-[.B9]) /[.B9]" office:value-type="percentage" office:value="-0.0657494737893372" calcext:value-type="percentage">
            <text:p>-6.57%</text:p>
          </table:table-cell>
          <table:table-cell table:formula="of:=([.D9]-[.C9]) /[.C9]" office:value-type="percentage" office:value="-0.330077777021927" calcext:value-type="percentage">
            <text:p>-33.01%</text:p>
          </table:table-cell>
          <table:table-cell table:formula="of:=AVERAGE([.B9:.D9])" office:value-type="float" office:value="563959" calcext:value-type="float">
            <text:p>563959</text:p>
          </table:table-cell>
          <table:table-cell/>
        </table:table-row>
        <table:table-row table:style-name="ro2">
          <table:table-cell office:value-type="string" calcext:value-type="string">
            <text:p>Sweden</text:p>
          </table:table-cell>
          <table:table-cell office:value-type="float" office:value="667551" calcext:value-type="float">
            <text:p>667551</text:p>
          </table:table-cell>
          <table:table-cell office:value-type="float" office:value="624649" calcext:value-type="float">
            <text:p>624649</text:p>
          </table:table-cell>
          <table:table-cell office:value-type="float" office:value="320580" calcext:value-type="float">
            <text:p>320580</text:p>
          </table:table-cell>
          <table:table-cell table:style-name="ce20" table:formula="of:=([.C10]-[.B10]) /[.B10]" office:value-type="percentage" office:value="-0.0642677488311754" calcext:value-type="percentage">
            <text:p>-6.43%</text:p>
          </table:table-cell>
          <table:table-cell table:style-name="ce20" table:formula="of:=([.D10]-[.C10]) /[.C10]" office:value-type="percentage" office:value="-0.486783777769595" calcext:value-type="percentage">
            <text:p>-48.68%</text:p>
          </table:table-cell>
          <table:table-cell table:formula="of:=AVERAGE([.B10:.D10])" office:value-type="float" office:value="537593.333333333" calcext:value-type="float">
            <text:p>537593</text:p>
          </table:table-cell>
          <table:table-cell/>
        </table:table-row>
        <table:table-row table:style-name="ro2">
          <table:table-cell office:value-type="string" calcext:value-type="string">
            <text:p>Italy</text:p>
          </table:table-cell>
          <table:table-cell office:value-type="float" office:value="697360" calcext:value-type="float">
            <text:p>697360</text:p>
          </table:table-cell>
          <table:table-cell office:value-type="float" office:value="507897" calcext:value-type="float">
            <text:p>507897</text:p>
          </table:table-cell>
          <table:table-cell office:value-type="float" office:value="213227" calcext:value-type="float">
            <text:p>213227</text:p>
          </table:table-cell>
          <table:table-cell table:formula="of:=([.C11]-[.B11]) /[.B11]" office:value-type="percentage" office:value="-0.271686073190318" calcext:value-type="percentage">
            <text:p>-27.17%</text:p>
          </table:table-cell>
          <table:table-cell table:formula="of:=([.D11]-[.C11]) /[.C11]" office:value-type="percentage" office:value="-0.58017668936812" calcext:value-type="percentage">
            <text:p>-58.02%</text:p>
          </table:table-cell>
          <table:table-cell table:formula="of:=AVERAGE([.B11:.D11])" office:value-type="float" office:value="472828" calcext:value-type="float">
            <text:p>472828</text:p>
          </table:table-cell>
          <table:table-cell/>
        </table:table-row>
        <table:table-row table:style-name="ro2">
          <table:table-cell office:value-type="string" calcext:value-type="string">
            <text:p>Austria</text:p>
          </table:table-cell>
          <table:table-cell office:value-type="float" office:value="512339" calcext:value-type="float">
            <text:p>512339</text:p>
          </table:table-cell>
          <table:table-cell office:value-type="float" office:value="486044" calcext:value-type="float">
            <text:p>486044</text:p>
          </table:table-cell>
          <table:table-cell office:value-type="float" office:value="310946" calcext:value-type="float">
            <text:p>310946</text:p>
          </table:table-cell>
          <table:table-cell table:formula="of:=([.C12]-[.B12]) /[.B12]" office:value-type="percentage" office:value="-0.0513234401441233" calcext:value-type="percentage">
            <text:p>-5.13%</text:p>
          </table:table-cell>
          <table:table-cell table:formula="of:=([.D12]-[.C12]) /[.C12]" office:value-type="percentage" office:value="-0.360251335270058" calcext:value-type="percentage">
            <text:p>-36.03%</text:p>
          </table:table-cell>
          <table:table-cell table:formula="of:=AVERAGE([.B12:.D12])" office:value-type="float" office:value="436443" calcext:value-type="float">
            <text:p>436443</text:p>
          </table:table-cell>
          <table:table-cell/>
        </table:table-row>
        <table:table-row table:style-name="ro2">
          <table:table-cell table:style-name="ce5" office:value-type="string" calcext:value-type="string">
            <text:p>Poland</text:p>
          </table:table-cell>
          <table:table-cell table:style-name="ce12" office:value-type="float" office:value="510569" calcext:value-type="float">
            <text:p>510569</text:p>
          </table:table-cell>
          <table:table-cell table:style-name="ce12" office:value-type="float" office:value="500779" calcext:value-type="float">
            <text:p>500779</text:p>
          </table:table-cell>
          <table:table-cell table:style-name="ce12" office:value-type="float" office:value="205701" calcext:value-type="float">
            <text:p>205701</text:p>
          </table:table-cell>
          <table:table-cell table:formula="of:=([.C13]-[.B13]) /[.B13]" office:value-type="percentage" office:value="-0.0191746854979445" calcext:value-type="percentage">
            <text:p>-1.92%</text:p>
          </table:table-cell>
          <table:table-cell table:formula="of:=([.D13]-[.C13]) /[.C13]" office:value-type="percentage" office:value="-0.589237967247029" calcext:value-type="percentage">
            <text:p>-58.92%</text:p>
          </table:table-cell>
          <table:table-cell table:formula="of:=AVERAGE([.B13:.D13])" office:value-type="float" office:value="405683" calcext:value-type="float">
            <text:p>405683</text:p>
          </table:table-cell>
          <table:table-cell/>
        </table:table-row>
        <table:table-row table:style-name="ro2">
          <table:table-cell office:value-type="string" calcext:value-type="string">
            <text:p>Denmark</text:p>
          </table:table-cell>
          <table:table-cell office:value-type="float" office:value="408433" calcext:value-type="float">
            <text:p>408433</text:p>
          </table:table-cell>
          <table:table-cell office:value-type="float" office:value="408841" calcext:value-type="float">
            <text:p>408841</text:p>
          </table:table-cell>
          <table:table-cell office:value-type="float" office:value="329618" calcext:value-type="float">
            <text:p>329618</text:p>
          </table:table-cell>
          <table:table-cell table:formula="of:=([.C14]-[.B14]) /[.B14]" office:value-type="percentage" office:value="0.000998939850599731" calcext:value-type="percentage">
            <text:p>0.10%</text:p>
          </table:table-cell>
          <table:table-cell table:formula="of:=([.D14]-[.C14]) /[.C14]" office:value-type="percentage" office:value="-0.19377459697046" calcext:value-type="percentage">
            <text:p>-19.38%</text:p>
          </table:table-cell>
          <table:table-cell table:formula="of:=AVERAGE([.B14:.D14])" office:value-type="float" office:value="382297.333333333" calcext:value-type="float">
            <text:p>382297</text:p>
          </table:table-cell>
          <table:table-cell/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float" office:value="394458" calcext:value-type="float">
            <text:p>394458</text:p>
          </table:table-cell>
          <table:table-cell office:value-type="float" office:value="380338" calcext:value-type="float">
            <text:p>380338</text:p>
          </table:table-cell>
          <table:table-cell office:value-type="float" office:value="215194" calcext:value-type="float">
            <text:p>215194</text:p>
          </table:table-cell>
          <table:table-cell table:style-name="ce20" table:formula="of:=([.C15]-[.B15]) /[.B15]" office:value-type="percentage" office:value="-0.0357959529278149" calcext:value-type="percentage">
            <text:p>-3.58%</text:p>
          </table:table-cell>
          <table:table-cell table:style-name="ce20" table:formula="of:=([.D15]-[.C15])/[.C15]" office:value-type="percentage" office:value="-0.434203261309677" calcext:value-type="percentage">
            <text:p>-43.42%</text:p>
          </table:table-cell>
          <table:table-cell table:formula="of:=AVERAGE([.B15:.D15])" office:value-type="float" office:value="329996.666666667" calcext:value-type="float">
            <text:p>329997</text:p>
          </table:table-cell>
          <table:table-cell/>
        </table:table-row>
        <table:table-row table:style-name="ro2">
          <table:table-cell table:style-name="ce5" office:value-type="string" calcext:value-type="string">
            <text:p>Norway</text:p>
          </table:table-cell>
          <table:table-cell table:style-name="ce12" office:value-type="float" office:value="326292" calcext:value-type="float">
            <text:p>326292</text:p>
          </table:table-cell>
          <table:table-cell table:style-name="ce12" office:value-type="float" office:value="282210" calcext:value-type="float">
            <text:p>282210</text:p>
          </table:table-cell>
          <table:table-cell table:style-name="ce12" office:value-type="float" office:value="156215" calcext:value-type="float">
            <text:p>156215</text:p>
          </table:table-cell>
          <table:table-cell table:formula="of:=([.C16]-[.B16]) /[.B16]" office:value-type="percentage" office:value="-0.135099849214814" calcext:value-type="percentage">
            <text:p>-13.51%</text:p>
          </table:table-cell>
          <table:table-cell table:formula="of:=([.D16]-[.C16]) /[.C16]" office:value-type="percentage" office:value="-0.446458311186705" calcext:value-type="percentage">
            <text:p>-44.65%</text:p>
          </table:table-cell>
          <table:table-cell table:formula="of:=AVERAGE([.B16:.D16])" office:value-type="float" office:value="254905.666666667" calcext:value-type="float">
            <text:p>254906</text:p>
          </table:table-cell>
          <table:table-cell/>
        </table:table-row>
        <table:table-row table:style-name="ro2">
          <table:table-cell office:value-type="string" calcext:value-type="string">
            <text:p>Spain</text:p>
          </table:table-cell>
          <table:table-cell office:value-type="float" office:value="283926" calcext:value-type="float">
            <text:p>283926</text:p>
          </table:table-cell>
          <table:table-cell office:value-type="float" office:value="236063" calcext:value-type="float">
            <text:p>236063</text:p>
          </table:table-cell>
          <table:table-cell office:value-type="float" office:value="106582" calcext:value-type="float">
            <text:p>106582</text:p>
          </table:table-cell>
          <table:table-cell table:style-name="ce20" table:formula="of:=([.C17]-[.B17]) /[.B17]" office:value-type="percentage" office:value="-0.168575614772863" calcext:value-type="percentage">
            <text:p>-16.86%</text:p>
          </table:table-cell>
          <table:table-cell table:style-name="ce20" table:formula="of:=([.D17]-[.C17]) /[.C17]" office:value-type="percentage" office:value="-0.548501882971918" calcext:value-type="percentage">
            <text:p>-54.85%</text:p>
          </table:table-cell>
          <table:table-cell table:formula="of:=AVERAGE([.B17:.D17])" office:value-type="float" office:value="208857" calcext:value-type="float">
            <text:p>208857</text:p>
          </table:table-cell>
          <table:table-cell/>
        </table:table-row>
        <table:table-row table:style-name="ro2">
          <table:table-cell office:value-type="string" calcext:value-type="string">
            <text:p>Finland</text:p>
          </table:table-cell>
          <table:table-cell office:value-type="float" office:value="228138" calcext:value-type="float">
            <text:p>228138</text:p>
          </table:table-cell>
          <table:table-cell office:value-type="float" office:value="213803" calcext:value-type="float">
            <text:p>213803</text:p>
          </table:table-cell>
          <table:table-cell office:value-type="float" office:value="122185" calcext:value-type="float">
            <text:p>122185</text:p>
          </table:table-cell>
          <table:table-cell table:formula="of:=([.C18]-[.B18]) /[.B18]" office:value-type="percentage" office:value="-0.0628347754429337" calcext:value-type="percentage">
            <text:p>-6.28%</text:p>
          </table:table-cell>
          <table:table-cell table:formula="of:=([.D18]-[.C18]) /[.C18]" office:value-type="percentage" office:value="-0.428515970309116" calcext:value-type="percentage">
            <text:p>-42.85%</text:p>
          </table:table-cell>
          <table:table-cell table:formula="of:=AVERAGE([.B18:.D18])" office:value-type="float" office:value="188042" calcext:value-type="float">
            <text:p>188042</text:p>
          </table:table-cell>
          <table:table-cell/>
        </table:table-row>
        <table:table-row table:style-name="ro2">
          <table:table-cell table:style-name="ce5" office:value-type="string" calcext:value-type="string">
            <text:p>Czech Republic</text:p>
          </table:table-cell>
          <table:table-cell table:style-name="ce12" office:value-type="float" office:value="226189" calcext:value-type="float">
            <text:p>226189</text:p>
          </table:table-cell>
          <table:table-cell table:style-name="ce12" office:value-type="float" office:value="212464" calcext:value-type="float">
            <text:p>212464</text:p>
          </table:table-cell>
          <table:table-cell table:style-name="ce12" office:value-type="float" office:value="87328" calcext:value-type="float">
            <text:p>87328</text:p>
          </table:table-cell>
          <table:table-cell table:formula="of:=([.C19]-[.B19]) /[.B19]" office:value-type="percentage" office:value="-0.0606793433809779" calcext:value-type="percentage">
            <text:p>-6.07%</text:p>
          </table:table-cell>
          <table:table-cell table:formula="of:=([.D19]-[.C19]) /[.C19]" office:value-type="percentage" office:value="-0.588975073424204" calcext:value-type="percentage">
            <text:p>-58.90%</text:p>
          </table:table-cell>
          <table:table-cell table:formula="of:=AVERAGE([.B19:.D19])" office:value-type="float" office:value="175327" calcext:value-type="float">
            <text:p>175327</text:p>
          </table:table-cell>
          <table:table-cell/>
        </table:table-row>
        <table:table-row table:style-name="ro2">
          <table:table-cell table:style-name="ce5" office:value-type="string" calcext:value-type="string">
            <text:p>Slovakia</text:p>
          </table:table-cell>
          <table:table-cell table:style-name="ce12" office:value-type="float" office:value="136899" calcext:value-type="float">
            <text:p>136899</text:p>
          </table:table-cell>
          <table:table-cell table:style-name="ce12" office:value-type="float" office:value="151514" calcext:value-type="float">
            <text:p>151514</text:p>
          </table:table-cell>
          <table:table-cell table:style-name="ce12" office:value-type="float" office:value="61477" calcext:value-type="float">
            <text:p>61477</text:p>
          </table:table-cell>
          <table:table-cell table:style-name="ce20" table:formula="of:=([.C20]-[.B20]) /[.B20]" office:value-type="percentage" office:value="0.106757536578061" calcext:value-type="percentage">
            <text:p>10.68%</text:p>
          </table:table-cell>
          <table:table-cell table:style-name="ce20" table:formula="of:=([.D20]-[.C20]) /[.C20]" office:value-type="percentage" office:value="-0.594248716290244" calcext:value-type="percentage">
            <text:p>-59.42%</text:p>
          </table:table-cell>
          <table:table-cell table:formula="of:=AVERAGE([.B20:.D20])" office:value-type="float" office:value="116630" calcext:value-type="float">
            <text:p>116630</text:p>
          </table:table-cell>
          <table:table-cell/>
        </table:table-row>
        <table:table-row table:style-name="ro2">
          <table:table-cell table:style-name="ce5" office:value-type="string" calcext:value-type="string">
            <text:p>Hungary</text:p>
          </table:table-cell>
          <table:table-cell table:style-name="ce12" office:value-type="float" office:value="119977" calcext:value-type="float">
            <text:p>119977</text:p>
          </table:table-cell>
          <table:table-cell table:style-name="ce12" office:value-type="float" office:value="140197" calcext:value-type="float">
            <text:p>140197</text:p>
          </table:table-cell>
          <table:table-cell table:style-name="ce12" office:value-type="float" office:value="4737" calcext:value-type="float">
            <text:p>4737</text:p>
          </table:table-cell>
          <table:table-cell table:formula="of:=([.C21]-[.B21]) /[.B21]" office:value-type="percentage" office:value="0.168532302024555" calcext:value-type="percentage">
            <text:p>16.85%</text:p>
          </table:table-cell>
          <table:table-cell table:formula="of:=([.D21]-[.C21]) /[.C21]" office:value-type="percentage" office:value="-0.96621183049566" calcext:value-type="percentage">
            <text:p>-96.62%</text:p>
          </table:table-cell>
          <table:table-cell table:formula="of:=AVERAGE([.B21:.D21])" office:value-type="float" office:value="88303.6666666667" calcext:value-type="float">
            <text:p>88304</text:p>
          </table:table-cell>
          <table:table-cell/>
        </table:table-row>
        <table:table-row table:style-name="ro2">
          <table:table-cell office:value-type="string" calcext:value-type="string">
            <text:p>Ireland</text:p>
          </table:table-cell>
          <table:table-cell office:value-type="float" office:value="105001" calcext:value-type="float">
            <text:p>105001</text:p>
          </table:table-cell>
          <table:table-cell office:value-type="float" office:value="101379" calcext:value-type="float">
            <text:p>101379</text:p>
          </table:table-cell>
          <table:table-cell office:value-type="float" office:value="54221" calcext:value-type="float">
            <text:p>54221</text:p>
          </table:table-cell>
          <table:table-cell table:formula="of:=([.C22]-[.B22]) /[.B22]" office:value-type="percentage" office:value="-0.0344949095722898" calcext:value-type="percentage">
            <text:p>-3.45%</text:p>
          </table:table-cell>
          <table:table-cell table:formula="of:=([.D22]-[.C22]) /[.C22]" office:value-type="percentage" office:value="-0.465165369553852" calcext:value-type="percentage">
            <text:p>-46.52%</text:p>
          </table:table-cell>
          <table:table-cell table:formula="of:=AVERAGE([.B22:.D22])" office:value-type="float" office:value="86867" calcext:value-type="float">
            <text:p>86867</text:p>
          </table:table-cell>
          <table:table-cell/>
        </table:table-row>
        <table:table-row table:style-name="ro2">
          <table:table-cell office:value-type="string" calcext:value-type="string">
            <text:p>Portugal</text:p>
          </table:table-cell>
          <table:table-cell office:value-type="float" office:value="52851" calcext:value-type="float">
            <text:p>52851</text:p>
          </table:table-cell>
          <table:table-cell office:value-type="float" office:value="56312" calcext:value-type="float">
            <text:p>56312</text:p>
          </table:table-cell>
          <table:table-cell office:value-type="float" office:value="27015" calcext:value-type="float">
            <text:p>27015</text:p>
          </table:table-cell>
          <table:table-cell table:style-name="ce20" table:formula="of:=([.C23]-[.B23]) /[.B23]" office:value-type="percentage" office:value="0.0654859889122249" calcext:value-type="percentage">
            <text:p>6.55%</text:p>
          </table:table-cell>
          <table:table-cell table:style-name="ce20" table:formula="of:=([.D23]-[.C23]) /[.C23]" office:value-type="percentage" office:value="-0.520262111095326" calcext:value-type="percentage">
            <text:p>-52.03%</text:p>
          </table:table-cell>
          <table:table-cell table:formula="of:=AVERAGE([.B23:.D23])" office:value-type="float" office:value="45392.6666666667" calcext:value-type="float">
            <text:p>45393</text:p>
          </table:table-cell>
          <table:table-cell/>
        </table:table-row>
        <table:table-row table:style-name="ro2">
          <table:table-cell table:style-name="ce2" office:value-type="string" calcext:value-type="string">
            <text:p>Totals</text:p>
          </table:table-cell>
          <table:table-cell table:style-name="ce13" office:value-type="float" office:value="16352959" calcext:value-type="float">
            <text:p>16352959</text:p>
          </table:table-cell>
          <table:table-cell table:style-name="ce13" office:value-type="float" office:value="15847987" calcext:value-type="float">
            <text:p>15847987</text:p>
          </table:table-cell>
          <table:table-cell table:style-name="ce13" table:formula="of:=SUM([.D4:.D23])" office:value-type="float" office:value="10284832" calcext:value-type="float">
            <text:p>10284832</text:p>
          </table:table-cell>
          <table:table-cell table:style-name="ce21" table:number-columns-repeated="2"/>
          <table:table-cell table:style-name="ce25"/>
          <table:table-cell/>
        </table:table-row>
        <table:table-row table:style-name="ro2">
          <table:table-cell table:style-name="ce6" office:value-type="string" calcext:value-type="string" table:number-columns-spanned="3" table:number-rows-spanned="1">
            <text:p>Total of nations who increased 2014 to 2015:</text:p>
          </table:table-cell>
          <table:covered-table-cell table:style-name="ce14"/>
          <table:covered-table-cell table:style-name="ce15"/>
          <table:table-cell table:style-name="ce17" table:formula="of:=SUMIF([.E4:.E23]; &quot;&gt;&quot;&amp;0;[.C4:.C23])" office:value-type="float" office:value="6337656" calcext:value-type="float">
            <text:p>6337656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Default" table:number-columns-repeated="4"/>
          <table:table-cell table:style-name="ce22"/>
          <table:table-cell table:style-name="ce23"/>
          <table:table-cell table:style-name="ce26"/>
          <table:table-cell/>
        </table:table-row>
        <table:table-row table:style-name="ro3">
          <table:table-cell table:style-name="Default" table:number-columns-repeated="5"/>
          <table:table-cell table:style-name="ce18"/>
          <table:table-cell table:style-name="Default"/>
          <table:table-cell/>
        </table:table-row>
        <table:table-row table:style-name="ro2">
          <table:table-cell table:style-name="Default" table:number-columns-repeated="2"/>
          <table:table-cell table:style-name="ce16"/>
          <table:table-cell table:style-name="Default" table:number-columns-repeated="2"/>
          <table:table-cell table:style-name="ce18"/>
          <table:table-cell table:style-name="Default"/>
          <table:table-cell/>
        </table:table-row>
        <table:table-row table:style-name="ro2">
          <table:table-cell table:style-name="Default" table:number-columns-repeated="2"/>
          <table:table-cell table:style-name="ce16"/>
          <table:table-cell table:style-name="ce18" table:number-columns-repeated="3"/>
          <table:table-cell table:style-name="Default"/>
          <table:table-cell/>
        </table:table-row>
        <table:table-row table:style-name="ro3">
          <table:table-cell table:style-name="ce7"/>
          <table:table-cell table:style-name="ce8" table:number-columns-repeated="5"/>
          <table:table-cell table:style-name="Default"/>
          <table:table-cell/>
        </table:table-row>
        <table:table-row table:style-name="ro3">
          <table:table-cell table:style-name="ce8" table:number-columns-repeated="3"/>
          <table:table-cell table:style-name="Default" table:number-columns-repeated="4"/>
          <table:table-cell/>
        </table:table-row>
      </table:table>
      <table:named-expressions/>
      <table:database-ranges>
        <table:database-range table:name="__Anonymous_Sheet_DB__0" table:target-range-address="Sheet1.G2:Sheet1.G2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Tur" svg:font-family="'Arial Tur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7" style:display-name="Normal_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Tur" fo:font-family="'Arial Tur'" fo:font-size="10pt" fo:font-style="normal" fo:text-shadow="none" style:text-underline-style="none" fo:font-weight="normal" style:font-size-asian="10pt" style:font-style-asian="normal" style:font-weight-asian="normal" style:font-name-complex="Arial Tur" style:font-family-complex="'Arial Tur'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 style:data-style-name="N2" text:time-value="13:12:07.601302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4:16:16.301981305</meta:creation-date>
    <dc:date>2017-12-01T13:19:06.570874851</dc:date>
    <meta:editing-duration>PT1H2M53S</meta:editing-duration>
    <meta:editing-cycles>12</meta:editing-cycles>
    <meta:generator>LibreOffice/5.1.4.2$Linux_X86_64 LibreOffice_project/10m0$Build-2</meta:generator>
    <meta:document-statistic meta:table-count="1" meta:cell-count="1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16cm" svg:height="12.369cm" xlink:href=".." xlink:type="simple" chart:class="chart:bar" chart:style-name="ch1">
        <chart:title svg:x="4.949cm" svg:y="0.383cm" chart:style-name="ch2">
          <text:p>Percentage of Changing Tourist Numbers</text:p>
        </chart:title>
        <chart:legend chart:legend-position="end" svg:x="15.421cm" svg:y="5.636cm" style:legend-expansion="high" chart:style-name="ch3"/>
        <chart:plot-area chart:style-name="ch4" table:cell-range-address="Sheet1.A4:Sheet1.A24 Sheet1.E3:Sheet1.F24" chart:data-source-has-labels="both" svg:x="1.374cm" svg:y="1.409cm" svg:width="13.684cm" svg:height="9.732cm">
          <chartooo:coordinate-region svg:x="3.08cm" svg:y="1.608cm" svg:width="11.978cm" svg:height="9.334cm"/>
          <chart:axis chart:dimension="x" chart:name="primary-x" chart:style-name="ch5" chartooo:axis-type="auto">
            <chartooo:date-scale/>
            <chart:title svg:x="7.603cm" svg:y="11.388cm" chart:style-name="ch6">
              <text:p>Nations</text:p>
            </chart:title>
            <chart:categories table:cell-range-address="Sheet1.A4:Sheet1.A24"/>
          </chart:axis>
          <chart:axis chart:dimension="y" chart:name="primary-y" chart:style-name="ch7">
            <chart:title svg:x="0.451cm" svg:y="7.166cm" chart:style-name="ch8">
              <text:p>Percentage</text:p>
            </chart:title>
            <chart:grid chart:style-name="ch9" chart:class="major"/>
          </chart:axis>
          <chart:series chart:style-name="ch10" chart:values-cell-range-address="Sheet1.E4:Sheet1.E24" chart:label-cell-address="Sheet1.E3:Sheet1.E3" chart:class="chart:bar">
            <chart:data-point chart:repeated="21"/>
          </chart:series>
          <chart:series chart:style-name="ch11" chart:values-cell-range-address="Sheet1.F4:Sheet1.F24" chart:label-cell-address="Sheet1.F3:Sheet1.F3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4 to 2015</text:p>
                <draw:g>
                  <svg:desc>Sheet1.E3:Sheet1.E3</svg:desc>
                </draw:g>
              </table:table-cell>
              <table:table-cell office:value-type="string">
                <text:p>2015 to 2016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rmany</text:p>
                <draw:g>
                  <svg:desc>Sheet1.A4:Sheet1.A24</svg:desc>
                </draw:g>
              </table:table-cell>
              <table:table-cell office:value-type="float" office:value="0.0630007108522684">
                <text:p>0.0630007108522684</text:p>
                <draw:g>
                  <svg:desc>Sheet1.E4:Sheet1.E24</svg:desc>
                </draw:g>
              </table:table-cell>
              <table:table-cell office:value-type="float" office:value="-0.302953057558855">
                <text:p>-0.302953057558855</text:p>
                <draw:g>
                  <svg:desc>Sheet1.F4:Sheet1.F24</svg:desc>
                </draw:g>
              </table:table-cell>
            </table:table-row>
            <table:table-row>
              <table:table-cell office:value-type="string">
                <text:p>England</text:p>
              </table:table-cell>
              <table:table-cell office:value-type="float" office:value="-0.0339264563368149">
                <text:p>-0.0339264563368149</text:p>
              </table:table-cell>
              <table:table-cell office:value-type="float" office:value="-0.318715644317452">
                <text:p>-0.318715644317452</text:p>
              </table:table-cell>
            </table:table-row>
            <table:table-row>
              <table:table-cell office:value-type="string">
                <text:p>Holland</text:p>
              </table:table-cell>
              <table:table-cell office:value-type="float" office:value="-0.0546455170932632">
                <text:p>-0.0546455170932632</text:p>
              </table:table-cell>
              <table:table-cell office:value-type="float" office:value="-0.264628349021126">
                <text:p>-0.264628349021126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-0.183090810218753">
                <text:p>-0.183090810218753</text:p>
              </table:table-cell>
              <table:table-cell office:value-type="float" office:value="-0.344768246781681">
                <text:p>-0.344768246781681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-0.0907839165375806">
                <text:p>-0.0907839165375806</text:p>
              </table:table-cell>
              <table:table-cell office:value-type="float" office:value="-0.214801420148422">
                <text:p>-0.214801420148422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-0.0657494737893372">
                <text:p>-0.0657494737893372</text:p>
              </table:table-cell>
              <table:table-cell office:value-type="float" office:value="-0.330077777021927">
                <text:p>-0.330077777021927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-0.0642677488311754">
                <text:p>-0.0642677488311754</text:p>
              </table:table-cell>
              <table:table-cell office:value-type="float" office:value="-0.486783777769595">
                <text:p>-0.486783777769595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-0.271686073190318">
                <text:p>-0.271686073190318</text:p>
              </table:table-cell>
              <table:table-cell office:value-type="float" office:value="-0.58017668936812">
                <text:p>-0.58017668936812</text:p>
              </table:table-cell>
            </table:table-row>
            <table:table-row>
              <table:table-cell office:value-type="string">
                <text:p>Austria</text:p>
              </table:table-cell>
              <table:table-cell office:value-type="float" office:value="-0.0513234401441233">
                <text:p>-0.0513234401441233</text:p>
              </table:table-cell>
              <table:table-cell office:value-type="float" office:value="-0.360251335270058">
                <text:p>-0.360251335270058</text:p>
              </table:table-cell>
            </table:table-row>
            <table:table-row>
              <table:table-cell office:value-type="string">
                <text:p>Poland</text:p>
              </table:table-cell>
              <table:table-cell office:value-type="float" office:value="-0.0191746854979445">
                <text:p>-0.0191746854979445</text:p>
              </table:table-cell>
              <table:table-cell office:value-type="float" office:value="-0.589237967247029">
                <text:p>-0.589237967247029</text:p>
              </table:table-cell>
            </table:table-row>
            <table:table-row>
              <table:table-cell office:value-type="string">
                <text:p>Denmark</text:p>
              </table:table-cell>
              <table:table-cell office:value-type="float" office:value="0.000998939850599731">
                <text:p>0.000998939850599731</text:p>
              </table:table-cell>
              <table:table-cell office:value-type="float" office:value="-0.19377459697046">
                <text:p>-0.19377459697046</text:p>
              </table:table-cell>
            </table:table-row>
            <table:table-row>
              <table:table-cell office:value-type="string">
                <text:p>Switzerland</text:p>
              </table:table-cell>
              <table:table-cell office:value-type="float" office:value="-0.0357959529278149">
                <text:p>-0.0357959529278149</text:p>
              </table:table-cell>
              <table:table-cell office:value-type="float" office:value="-0.434203261309677">
                <text:p>-0.434203261309677</text:p>
              </table:table-cell>
            </table:table-row>
            <table:table-row>
              <table:table-cell office:value-type="string">
                <text:p>Norway</text:p>
              </table:table-cell>
              <table:table-cell office:value-type="float" office:value="-0.135099849214814">
                <text:p>-0.135099849214814</text:p>
              </table:table-cell>
              <table:table-cell office:value-type="float" office:value="-0.446458311186705">
                <text:p>-0.446458311186705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-0.168575614772863">
                <text:p>-0.168575614772863</text:p>
              </table:table-cell>
              <table:table-cell office:value-type="float" office:value="-0.548501882971918">
                <text:p>-0.548501882971918</text:p>
              </table:table-cell>
            </table:table-row>
            <table:table-row>
              <table:table-cell office:value-type="string">
                <text:p>Finland</text:p>
              </table:table-cell>
              <table:table-cell office:value-type="float" office:value="-0.0628347754429337">
                <text:p>-0.0628347754429337</text:p>
              </table:table-cell>
              <table:table-cell office:value-type="float" office:value="-0.428515970309116">
                <text:p>-0.428515970309116</text:p>
              </table:table-cell>
            </table:table-row>
            <table:table-row>
              <table:table-cell office:value-type="string">
                <text:p>Czech Republic</text:p>
              </table:table-cell>
              <table:table-cell office:value-type="float" office:value="-0.0606793433809779">
                <text:p>-0.0606793433809779</text:p>
              </table:table-cell>
              <table:table-cell office:value-type="float" office:value="-0.588975073424204">
                <text:p>-0.588975073424204</text:p>
              </table:table-cell>
            </table:table-row>
            <table:table-row>
              <table:table-cell office:value-type="string">
                <text:p>Slovakia</text:p>
              </table:table-cell>
              <table:table-cell office:value-type="float" office:value="0.106757536578061">
                <text:p>0.106757536578061</text:p>
              </table:table-cell>
              <table:table-cell office:value-type="float" office:value="-0.594248716290244">
                <text:p>-0.594248716290244</text:p>
              </table:table-cell>
            </table:table-row>
            <table:table-row>
              <table:table-cell office:value-type="string">
                <text:p>Hungary</text:p>
              </table:table-cell>
              <table:table-cell office:value-type="float" office:value="0.168532302024555">
                <text:p>0.168532302024555</text:p>
              </table:table-cell>
              <table:table-cell office:value-type="float" office:value="-0.96621183049566">
                <text:p>-0.96621183049566</text:p>
              </table:table-cell>
            </table:table-row>
            <table:table-row>
              <table:table-cell office:value-type="string">
                <text:p>Ireland</text:p>
              </table:table-cell>
              <table:table-cell office:value-type="float" office:value="-0.0344949095722898">
                <text:p>-0.0344949095722898</text:p>
              </table:table-cell>
              <table:table-cell office:value-type="float" office:value="-0.465165369553852">
                <text:p>-0.465165369553852</text:p>
              </table:table-cell>
            </table:table-row>
            <table:table-row>
              <table:table-cell office:value-type="string">
                <text:p>Portugal</text:p>
              </table:table-cell>
              <table:table-cell office:value-type="float" office:value="0.0654859889122249">
                <text:p>0.0654859889122249</text:p>
              </table:table-cell>
              <table:table-cell office:value-type="float" office:value="-0.520262111095326">
                <text:p>-0.520262111095326</text:p>
              </table:table-cell>
            </table:table-row>
            <table:table-row>
              <table:table-cell office:value-type="string">
                <text:p>Total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